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3.6756in"/>
    </style:style>
    <style:style style:name="co8" style:family="table-column">
      <style:table-column-properties fo:break-before="auto" style:column-width="5.8417in"/>
    </style:style>
    <style:style style:name="co3" style:family="table-column">
      <style:table-column-properties fo:break-before="auto" style:column-width="0.9654in"/>
    </style:style>
    <style:style style:name="co4" style:family="table-column">
      <style:table-column-properties fo:break-before="auto" style:column-width="1.7661in"/>
    </style:style>
    <style:style style:name="co5" style:family="table-column">
      <style:table-column-properties fo:break-before="auto" style:column-width="4.9638in"/>
    </style:style>
    <style:style style:name="co6" style:family="table-column">
      <style:table-column-properties fo:break-before="auto" style:column-width="4.93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409in"/>
    </style:style>
    <style:style style:name="co11" style:family="table-column">
      <style:table-column-properties fo:break-before="auto" style:column-width="2.9854in"/>
    </style:style>
    <style:style style:name="ro5" style:family="table-row">
      <style:table-row-properties style:row-height="4.23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25in" fo:break-before="auto" style:use-optimal-row-height="true"/>
    </style:style>
    <style:style style:name="ro4" style:family="table-row">
      <style:table-row-properties style:row-height="0.6654in" fo:break-before="auto" style:use-optimal-row-height="true"/>
    </style:style>
    <style:style style:name="ro6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WenQuanYi Micro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WenQuanYi Micro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2">
          <table:table-cell table:style-name="Default"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hir resource</text:p>
          </table:table-cell>
          <table:table-cell table:style-name="ce1" office:value-type="string" calcext:value-type="string">
            <text:p>fhir path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 identifier of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ring: AGE or AGE-AGE where AGE matches [0-9]{1,2}</text:p>
          </table:table-cell>
          <table:table-cell office:value-type="string" calcext:value-type="string">
            <text:p>Age or age range of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birt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tring: either male or female</text:p>
          </table:table-cell>
          <table:table-cell office:value-type="string" calcext:value-type="string">
            <text:p>Sex of the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gender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ity of the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ress.city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vince of the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ress.stat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untry of the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ress.country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uhan(0)_not_wuhan(1)</text:p>
          </table:table-cell>
          <table:table-cell table:number-columns-repeated="2"/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he latitude of the location of the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ress.extension</text:p>
          </table:table-cell>
          <table:table-cell office:value-type="string" calcext:value-type="string">
            <text:p>http://hl7.org/fhir/StructureDefinition/geolocatio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he longitude of the location of the ca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address.extension</text:p>
          </table:table-cell>
          <table:table-cell office:value-type="string" calcext:value-type="string">
            <text:p>http://hl7.org/fhir/StructureDefinition/geolocatio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eo_resolution</text:p>
          </table:table-cell>
          <table:table-cell office:value-type="string" calcext:value-type="string">
            <text:p>String: point or matches admin[0123]{1}</text:p>
          </table:table-cell>
          <table:table-cell office:value-type="string" calcext:value-type="string">
            <text:p>The resolution to which the location of the case is known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te_onset_symptoms</text:p>
          </table:table-cell>
          <table:table-cell office:value-type="string" calcext:value-type="string">
            <text:p>String: DATE or DATE - DATE* or - DATE where DATE matches DD.MM.YYYY</text:p>
          </table:table-cell>
          <table:table-cell office:value-type="string" calcext:value-type="string">
            <text:p>The date when the patient started to experience symptoms</text:p>
          </table:table-cell>
          <table:table-cell office:value-type="string" calcext:value-type="string">
            <text:p>Condition#S</text:p>
          </table:table-cell>
          <table:table-cell office:value-type="string" calcext:value-type="string">
            <text:p>onsetDateTime</text:p>
          </table:table-cell>
          <table:table-cell office:value-type="string" calcext:value-type="string">
            <text:p>Category=418799008 symptom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ate_admission_hospital</text:p>
          </table:table-cell>
          <table:table-cell office:value-type="string" calcext:value-type="string">
            <text:p>String: DATE or DATE - DATE* or - DATE where DATE matches DD.MM.YYYY</text:p>
          </table:table-cell>
          <table:table-cell office:value-type="string" calcext:value-type="string">
            <text:p>The date when the patient was admitted to hospital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period.start</text:p>
          </table:table-cell>
          <table:table-cell office:value-type="string" calcext:value-type="string">
            <text:p>class=AMB</text:p>
            <text:p>context=Condition#1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date_confirmation</text:p>
          </table:table-cell>
          <table:table-cell office:value-type="string" calcext:value-type="string">
            <text:p>String: DATE or DATE - DATE* or - DATE where DATE matches DD.MM.YYYY</text:p>
          </table:table-cell>
          <table:table-cell office:value-type="string" calcext:value-type="string">
            <text:p>The date at which infection with SARS-COV-2 was confirmed</text:p>
          </table:table-cell>
          <table:table-cell office:value-type="string" calcext:value-type="string">
            <text:p>Condition#1</text:p>
          </table:table-cell>
          <table:table-cell office:value-type="string" calcext:value-type="string">
            <text:p>assertedDateTime</text:p>
          </table:table-cell>
          <table:table-cell office:value-type="string" calcext:value-type="string">
            <text:p>code=COVID-19 </text:p>
            <text:p>category=282291009 diagnosis </text:p>
            <text:p>verificationStatus=confirmed </text:p>
            <text:p>ClinicalStatue=active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ymptoms of the patient</text:p>
          </table:table-cell>
          <table:table-cell office:value-type="string" calcext:value-type="string">
            <text:p>Condition#S</text:p>
          </table:table-cell>
          <table:table-cell office:value-type="string" calcext:value-type="string">
            <text:p>code</text:p>
          </table:table-cell>
          <table:table-cell table:style-name="ce4" office:value-type="string" calcext:value-type="string">
            <text:p><text:span text:style-name="T1">comma separated! </text:span><text:span text:style-name="T2">Category=418799008 symptom</text:span>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ives_in_Wuhan</text:p>
          </table:table-cell>
          <table:table-cell office:value-type="string" calcext:value-type="string">
            <text:p>String: yes or no</text:p>
          </table:table-cell>
          <table:table-cell office:value-type="string" calcext:value-type="string">
            <text:p>Whether the individual lives in Wuhan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travel_history_dates</text:p>
          </table:table-cell>
          <table:table-cell office:value-type="string" calcext:value-type="string">
            <text:p>String: DATE or DATE - DATE* or - DATE where DATE matches DD.MM.YYYY</text:p>
          </table:table-cell>
          <table:table-cell office:value-type="string" calcext:value-type="string">
            <text:p>Dates at which the individual was travelling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effectiveDateTime</text:p>
            <text:p>effectivePeriod </text:p>
          </table:table-cell>
          <table:table-cell office:value-type="string" calcext:value-type="string">
            <text:p>Code=443846001 | Detail of history of travel (observable entity) |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ravel_history_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cations the individual traveled to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valueString</text:p>
          </table:table-cell>
          <table:table-cell office:value-type="string" calcext:value-type="string">
            <text:p>Code=443846001 | Detail of history of travel (observable entity) |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ported_market_exposu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ther the individual was known to have been exposed at the seafood market</text:p>
          </table:table-cell>
          <table:table-cell office:value-type="string" calcext:value-type="string">
            <text:p>Condition#1</text:p>
          </table:table-cell>
          <table:table-cell office:value-type="string" calcext:value-type="string">
            <text:p>note?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dditional information data curators have found</text:p>
          </table:table-cell>
          <table:table-cell/>
          <table:table-cell office:value-type="string" calcext:value-type="string">
            <text:p>note?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ronic_disease_binary</text:p>
          </table:table-cell>
          <table:table-cell office:value-type="string" calcext:value-type="string">
            <text:p>Integer: 0 or 1</text:p>
          </table:table-cell>
          <table:table-cell office:value-type="string" calcext:value-type="string">
            <text:p>Whether the patient had a preexisting chronic disease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hronic_dise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nature of a preexisting chronic disease</text:p>
          </table:table-cell>
          <table:table-cell office:value-type="string" calcext:value-type="string">
            <text:p>Condition#C</text:p>
          </table:table-cell>
          <table:table-cell office:value-type="string" calcext:value-type="string">
            <text:p>code</text:p>
          </table:table-cell>
          <table:table-cell table:style-name="ce4" office:value-type="string" calcext:value-type="string">
            <text:p><text:span text:style-name="T3">comma separated! </text:span></text:p>
            <text:p><text:span text:style-name="T4">Category=282291009 diagnosis</text:span></text:p>
            <text:p><text:span text:style-name="T4">clinicaStatus=active</text:span></text:p>
            <text:p><text:span text:style-name="T4">+ chronic?</text:span>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ring: URL</text:p>
          </table:table-cell>
          <table:table-cell office:value-type="string" calcext:value-type="string">
            <text:p>The source where the information was obtained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equence_available</text:p>
          </table:table-cell>
          <table:table-cell office:value-type="string" calcext:value-type="string">
            <text:p>String: yes or no</text:p>
          </table:table-cell>
          <table:table-cell office:value-type="string" calcext:value-type="string">
            <text:p>Whether a sequence of the virus is available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String: discharged or died</text:p>
          </table:table-cell>
          <table:table-cell office:value-type="string" calcext:value-type="string">
            <text:p>How the infection resolved in the patien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deceasedBoolean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ate_death_or_discharge</text:p>
          </table:table-cell>
          <table:table-cell office:value-type="string" calcext:value-type="string">
            <text:p>String: DATE or DATE - DATE* or - DATE where DATE matches DD.MM.YYYY</text:p>
          </table:table-cell>
          <table:table-cell office:value-type="string" calcext:value-type="string">
            <text:p>Whether the patient was discharged or died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period.end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otes_for_discus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urther free form notes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Additional location data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dmin3</text:p>
          </table:table-cell>
          <table:table-cell/>
          <table:table-cell office:value-type="string" calcext:value-type="string">
            <text:p>Additional location data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admin2</text:p>
          </table:table-cell>
          <table:table-cell/>
          <table:table-cell office:value-type="string" calcext:value-type="string">
            <text:p>Additional location data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admin1</text:p>
          </table:table-cell>
          <table:table-cell/>
          <table:table-cell office:value-type="string" calcext:value-type="string">
            <text:p>Additional location data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country_new</text:p>
          </table:table-cell>
          <table:table-cell/>
          <table:table-cell office:value-type="string" calcext:value-type="string">
            <text:p>Additional location data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admin_id</text:p>
          </table:table-cell>
          <table:table-cell/>
          <table:table-cell office:value-type="string" calcext:value-type="string">
            <text:p>Additional location data</text:p>
          </table:table-cell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data_moderator_initials</text:p>
          </table:table-cell>
          <table:table-cell table:style-name="ce3" table:number-columns-repeated="2"/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travel_history_binary</text:p>
          </table:table-cell>
          <table:table-cell table:style-name="ce3" table:number-columns-repeated="2"/>
          <table:table-cell table:style-name="ce3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office:value-type="string" calcext:value-type="string">
            <text:p>Source: https://github.com/beoutbreakprepared/nCoV2019/blob/master/covid19/data-dictionary.md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string" calcext:value-type="string">
            <text:p>Source: https://docs.google.com/spreadsheets/d/1itaohdPiAeniCXNlntNztZ_oRvjh0HsGuJXUJWET008/edit#gid=0</text:p>
          </table:table-cell>
          <table:table-cell table:number-columns-repeated="5"/>
        </table:table-row>
      </table:table>
      <table:table table:name="FHIR" table:style-name="ta1">
        <table:table-column table:style-name="co7" table:default-cell-style-name="Default"/>
        <table:table-column table:style-name="co8" table:default-cell-style-name="ce12"/>
        <table:table-row table:style-name="ro5">
          <table:table-cell/>
          <table:table-cell office:value-type="string" calcext:value-type="string">
            <text:p>"address": [</text:p>
            <text:p>            {</text:p>
            <text:p>              "extension": [</text:p>
            <text:p>                {</text:p>
            <text:p>                  "url": "http://hl7.org/fhir/StructureDefinition/geolocation",</text:p>
            <text:p>                  "extension": [</text:p>
            <text:p>                    {</text:p>
            <text:p>                      "url": "latitude",</text:p>
            <text:p>                      "valueDecimal": 42.14093311764325</text:p>
            <text:p>                    },</text:p>
            <text:p>                    {</text:p>
            <text:p>                      "url": "longitude",</text:p>
            <text:p>                      "valueDecimal": -73.22907581416575</text:p>
            <text:p>                    }</text:p>
            <text:p>                  ]</text:p>
            <text:p>                }</text:p>
            <text:p>              ],</text:p>
            <text:p>              "line": [</text:p>
            <text:p>                "564 Evers Brook"</text:p>
            <text:p>              ],</text:p>
            <text:p>              "city": "New Marlborough",</text:p>
            <text:p>              "state": "Massachusetts",</text:p>
            <text:p>              "country": "NL"</text:p>
            <text:p>            }</text:p>
            <text:p>          ]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23:56:39.24435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Michael van der Zel</meta:initial-creator>
    <meta:creation-date>2020-03-27T10:00:46.190646711</meta:creation-date>
    <dc:date>2020-03-27T23:56:59.061089597</dc:date>
    <dc:creator>Michael van der Zel</dc:creator>
    <meta:editing-duration>PT4H11M49S</meta:editing-duration>
    <meta:editing-cycles>28</meta:editing-cycles>
    <meta:generator>LibreOffice/6.3.5.2$Linux_X86_64 LibreOffice_project/dd0751754f11728f69b42ee2af66670068624673</meta:generator>
    <meta:document-statistic meta:table-count="2" meta:cell-count="189" meta:object-count="0"/>
  </office:meta>
</office:document-meta>
</file>